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Preformatted_20_Text">
      <style:paragraph-properties fo:margin-top="0in" fo:margin-bottom="0.1965in"/>
    </style:style>
    <style:style style:name="P3" style:family="paragraph" style:parent-style-name="Preformatted_20_Text">
      <style:paragraph-properties fo:margin-left="0in" fo:margin-right="0in" fo:margin-top="0in" fo:margin-bottom="0.1965in" fo:text-indent="0in" style:auto-text-indent="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10"/>
    <style:style style:name="P14" style:family="paragraph" style:parent-style-name="Text_20_body">
      <style:text-properties fo:font-size="10pt"/>
    </style:style>
    <style:style style:name="P15" style:family="paragraph" style:parent-style-name="Heading_20_2">
      <style:text-properties fo:font-size="10pt"/>
    </style:style>
    <style:style style:name="T1" style:family="text">
      <style:text-properties fo:font-weight="bold"/>
    </style:style>
    <style:style style:name="T2" style:family="text">
      <style:text-properties style:text-position="33% 80%" fo:font-size="7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pcore/NG</text:p>
      <text:p text:style-name="Standard"/>
      <text:p text:style-name="Standard">First what its not:</text:p>
      <text:p text:style-name="Standard"/>
      <text:list xml:id="list1737304209" text:style-name="L1">
        <text:list-item>
          <text:p text:style-name="P4">No autogeneration of code (not needed now – generics and detachable / reattachable persistent objects eliminate most of the need. Other technology advances eliminate the rest of the need).</text:p>
        </text:list-item>
        <text:list-item>
          <text:p text:style-name="P4">No JSP’s, custom tags, or any related tag technologies ( i.e. Struts, Tapestry, JSF, etc., etc. ). Tags are an abomination. <text:s/>We write web APPLICATIONS, not web PAGES. <text:s/>Tags are an absurd programming model for applications. <text:s/>Tags are crap.</text:p>
        </text:list-item>
        <text:list-item>
          <text:p text:style-name="P4">Complicated. <text:s/>The current appcore is too bloated, has too many interface/imps when propbably not needed or in practice will never be used, too much autogenned code that has proven to be useless or of low value for the amount of clutter it produces, and probably too many layers.</text:p>
        </text:list-item>
      </text:list>
      <text:p text:style-name="Standard"/>
      <text:p text:style-name="Standard">Architecture</text:p>
      <text:p text:style-name="Standard"/>
      <text:p text:style-name="P1">SOA using RESTfull API with rich client(s). <text:s/>Rich client should have a real programming model, i.e. an OOP style windowing interface (e.g. ExtJS, GWT, ?, ?, Applets (ha,ha), etc.), NOT any tag based crap.</text:p>
      <text:p text:style-name="Standard"/>
      <text:p text:style-name="Standard">Technology Stack</text:p>
      <text:p text:style-name="Standard"/>
      <text:p text:style-name="Standard">Server Side</text:p>
      <text:list xml:id="list1124306006" text:style-name="L2">
        <text:list-item>
          <text:p text:style-name="P5">Java 1.5+ <text:s/>(generics, annotations)</text:p>
        </text:list-item>
        <text:list-item>
          <text:p text:style-name="P5">Servlet 2.4</text:p>
        </text:list-item>
        <text:list-item>
          <text:p text:style-name="P5">Hibernate 3.4 (or 3.5)</text:p>
        </text:list-item>
        <text:list-item>
          <text:p text:style-name="P5">Spring 2.5 (for dependency injection, not all the other stuff (e.g. the tag crap))</text:p>
        </text:list-item>
        <text:list-item>
          <text:p text:style-name="P5">Apache CXF for normal everyday biz logic. Write POJO business logic Services, annotate with JSR 311 (JAX-RS: The Java<text:span text:style-name="T2">TM</text:span> API for RESTful Web Services) – they are now exposed as web service through a RESTless API)</text:p>
        </text:list-item>
        <text:list-item>
          <text:p text:style-name="P5">Custom Servlets (for special cases, e.g. CRUD and LIST services, perhaps imports/exports, etc.)</text:p>
        </text:list-item>
      </text:list>
      <text:p text:style-name="Standard"/>
      <text:p text:style-name="Standard">View Components (NEEDS MOST INVESTIGATION HERE)</text:p>
      <text:p text:style-name="Standard"/>
      <text:list xml:id="list1007079201" text:style-name="L3">
        <text:list-item>
          <text:p text:style-name="P6">Home Grown JS library ?</text:p>
        </text:list-item>
        <text:list-item>
          <text:p text:style-name="P6">EXT ? (ext 3.0 has bad licensing model)</text:p>
        </text:list-item>
        <text:list-item>
          <text:p text:style-name="P6">DOJO ?</text:p>
        </text:list-item>
        <text:list-item>
          <text:p text:style-name="P6">GWT, GWT-Rest ?</text:p>
        </text:list-item>
        <text:list-item>
          <text:p text:style-name="P6">Apollo ?</text:p>
        </text:list-item>
        <text:list-item>
          <text:p text:style-name="P6">?</text:p>
        </text:list-item>
        <text:list-item>
          <text:p text:style-name="P6">?</text:p>
        </text:list-item>
        <text:list-item>
          <text:p text:style-name="P6">?</text:p>
        </text:list-item>
      </text:list>
      <text:p text:style-name="Standard"/>
      <text:p text:style-name="Standard"/>
      <text:p text:style-name="Standard">Persistent Classes</text:p>
      <text:p text:style-name="Standard"/>
      <text:list xml:id="list2173247184" text:style-name="L4">
        <text:list-item>
          <text:p text:style-name="P7">Uses JPA annotations (vi Hibernate) to provide annotated peristent (model) classes. </text:p>
        </text:list-item>
        <text:list-item>
          <text:p text:style-name="P7">The model classes are NOT split into an interface and an implementation, there is no reason to.</text:p>
        </text:list-item>
        <text:list-item>
          <text:p text:style-name="P7">Downstream applications can still extend (e.g. FlowUser extends User). <text:s/>Spring config is <text:soft-page-break/>modified to create FlowUsers rather than Users. In downstream applications, you can safely say “.... = new FlowUser()”. Appcore must use spring’s <text:s/>ApplicationContext to get instances of the persistent classes. </text:p>
        </text:list-item>
        <text:list-item>
          <text:p text:style-name="P7">Currently using spring config rather the spring annotations. Will there be issues with extending classes in downstream apps when using annotations ? <text:s/>Can you override annotations ?</text:p>
        </text:list-item>
      </text:list>
      <text:p text:style-name="Standard"/>
      <text:p text:style-name="Standard">DAO Layer</text:p>
      <text:p text:style-name="Standard"/>
      <text:list xml:id="list982489711" text:style-name="L5">
        <text:list-item>
          <text:p text:style-name="P8">Split between and interface and an implementation. (why do we need to do this ? Can we simplify here ?) </text:p>
        </text:list-item>
        <text:list-item>
          <text:p text:style-name="P8">Using Hibernate QL and/or <text:s/>Hibernate Criteria objects for the queries. </text:p>
        </text:list-item>
        <text:list-item>
          <text:p text:style-name="P8">Hibernate SessionFactory instance injected by spring’s ApplicationContext.</text:p>
        </text:list-item>
        <text:list-item>
          <text:p text:style-name="P8">Do we even need a DAO layer ? <text:s/>Ultimatley, isn’t this what Hibernate is supposed to be ? i.e., the abstraction layer between us and the persistence mechanism ?</text:p>
        </text:list-item>
        <text:list-item>
          <text:p text:style-name="P8">Absolutly no transaction begin/commit/rollback logic. <text:s/>This exists only in two classes. First, in a servlet filter, for when running standard web services (i.e. CRUD, LIST, normal biz logic). Second, in a transaction wrapper class, for command line programs (e.g. PopDb and unit tests), and for other uses (large imports to big do be done in one commit, quartz jobs, etc.) The goal here really is to not have anyone have to ever reinvent the begin/commit/rollback logic, but capture it in as few re-usable classes as possible. <text:s/>Right now they are ours, but if Hibernate provides some out of the box that we figure out, we can probably eliminate ours.</text:p>
        </text:list-item>
        <text:list-item>
          <text:p text:style-name="P8">There is currently a generic CRUDDAO which supports crud and list operations for all persistent classes. It is likely this will NOT have to be overridden or customized for any model classes. It (will) enforce group visibility and permissioning.</text:p>
        </text:list-item>
      </text:list>
      <text:p text:style-name="Standard"/>
      <text:p text:style-name="Standard">(Biz Logic) Services Layer</text:p>
      <text:p text:style-name="Standard"/>
      <text:list xml:id="list1782625187" text:style-name="L6">
        <text:list-item>
          <text:p text:style-name="P9">Split between and interface and an implementation. <text:s/>The interface is needed in order to use the TransactionWrapper proxy. (Is there a way to do this without needing an interface ?) </text:p>
        </text:list-item>
        <text:list-item>
          <text:p text:style-name="P9">DAO injected by spring’s ApplicationContext.</text:p>
        </text:list-item>
        <text:list-item>
          <text:p text:style-name="P9">“Ordinary” POJO biz logic can be annotated with JSR-311 annotations and exposed directly as a RESTful service using Apache CXF. See http://cxf.apache.org/docs/jax-rs.html#JAX-RS-Understandingthebasics</text:p>
        </text:list-item>
        <text:list-item>
          <text:p text:style-name="P9">There is currently a generic CRUDService which supports crud and list operations for all persistent classes. Currently, it is NOT required to override this class, however, we might make this mandatory, as the validation biz logic for the CRUD operations will need to be implemented somewhere and is going to be specific to each persistent class.</text:p>
        </text:list-item>
      </text:list>
      <text:p text:style-name="Standard"/>
      <text:p text:style-name="Standard">Web Services Layer (was our “action” classes layer when using Struts)</text:p>
      <text:p text:style-name="Standard"/>
      <text:list xml:id="list1870006394" text:style-name="L7">
        <text:list-item>
          <text:p text:style-name="P10">There is a custom servlet for CRUD and LIST services. <text:s/>This is not designed to be overriden, <text:s/>as there is nothing here specific to any given persistent class.</text:p>
        </text:list-item>
        <text:list-item>
          <text:p text:style-name="P10">In most cases we will not need to write classes here. Rather write a POJO service, and with a few annotations, and Apache CXF is all we need. </text:p>
        </text:list-item>
        <text:list-item>
          <text:p text:style-name="P10">May need to implement custom servlets ocasionally for exceptional cases. e.g. Imports, Exports, where the number of objects are too large to fit in memory, and you need instead direct access to the request and response streams, etc.</text:p>
        </text:list-item>
      </text:list>
      <text:p text:style-name="Standard"/>
      <text:p text:style-name="Standard">Client Side</text:p>
      <text:p text:style-name="Standard"><text:soft-page-break/></text:p>
      <text:list xml:id="list1054608635" text:style-name="L8">
        <text:list-item>
          <text:p text:style-name="P11">Ext</text:p>
        </text:list-item>
        <text:list-item>
          <text:p text:style-name="P11">GWT</text:p>
        </text:list-item>
        <text:list-item>
          <text:p text:style-name="P11">?</text:p>
        </text:list-item>
      </text:list>
      <text:p text:style-name="Standard"/>
      <text:p text:style-name="Standard"/>
      <text:p text:style-name="Standard">RESTfull API leads to a natural definition for “Resources” in our permissioning model</text:p>
      <text:p text:style-name="Standard"/>
      <text:p text:style-name="Standard">Other Considerations:</text:p>
      <text:p text:style-name="Standard"/>
      <text:p text:style-name="Standard">Convention over Configuration</text:p>
      <text:p text:style-name="Standard"/>
      <text:p text:style-name="Standard">CRUD and LIST daos, services, web services.</text:p>
      <text:p text:style-name="Standard"/>
      <text:p text:style-name="Standard">Xstream and JSON</text:p>
      <text:list xml:id="list1446071366" text:style-name="L9">
        <text:list-item>
          <text:p text:style-name="P12">xstream allows as an output option JSON. The client, through its request headers, could specify the response content be xml or JSON. This may help javascript clients by skipping the xml parsing step.</text:p>
          <text:p text:style-name="P12"/>
        </text:list-item>
      </text:list>
      <text:p text:style-name="Standard"/>
      <text:p text:style-name="Standard">Logon</text:p>
      <text:p text:style-name="Standard"/>
      <text:list xml:id="list1802105064" text:style-name="L10">
        <text:list-item>
          <text:p text:style-name="P13">No LogonService is needed. Handled entirley by the container. <text:s/>All we need to do is look for UserPrinciple in each request. Absoluty nothing goes into session scope, not even a User or username string (its in the request as userPrinciple). <text:s/>Completely stateless web services. Can operate in a round robin load balanced environment.</text:p>
        </text:list-item>
      </text:list>
      <text:p text:style-name="Standard"/>
      <text:p text:style-name="Standard"/>
      <text:p text:style-name="Standard"/>
      <text:p text:style-name="Standard">FROM JAVADOCS (ant 4-docs in appcoreng/main)</text:p>
      <text:p text:style-name="Standard"/>
      <text:p text:style-name="Standard"/>
      <text:h text:style-name="P15" text:outline-level="2" text:is-list-header="true">com.tierconnect.sdk.webservice <text:line-break/>Class CRUDWS</text:h>
      <text:p text:style-name="Preformatted_20_Text">java.lang.Object</text:p>
      <text:p text:style-name="P2"><text:s text:c="2"/><draw:frame draw:style-name="fr1" draw:name="graphics1" text:anchor-type="as-char" svg:width="0.1575in" svg:height="0.1472in" draw:z-index="0"><draw:image xlink:href="../target/docs/api/resources/inherit.gif" xlink:type="simple" xlink:show="embed" xlink:actuate="onLoad"/><svg:title>extended by </svg:title></draw:frame><text:span text:style-name="T1">com.tierconnect.sdk.webservice.CRUDWS</text:span></text:p>
      <text:p text:style-name="Horizontal_20_Line"/>
      <text:p text:style-name="P3">public class <text:span text:style-name="T1">CRUDWS</text:span>extends java.lang.Object</text:p>
      <text:p text:style-name="Text_20_body">Basic RESTful CRUD web services for persistent classes. Enforces group visibility and permissions. </text:p>
      <text:p text:style-name="Preformatted_20_Text"><text:s/>GET <text:s text:c="3"/>http://localhost:8080/[contextpath]/services/[model]/[id] <text:s text:c="4"/>select</text:p>
      <text:p text:style-name="Preformatted_20_Text"><text:s/>PUT <text:s text:c="3"/>http://localhost:8080/[contextpath]/services/[model] <text:s text:c="9"/>insert</text:p>
      <text:p text:style-name="Preformatted_20_Text"><text:s/>POST <text:s text:c="2"/>http://localhost:8080/[contextpath]/services/[model]/[id] <text:s text:c="4"/>update</text:p>
      <text:p text:style-name="Preformatted_20_Text"><text:s/>DELETE http://localhost:8080/[contextpath]/services/[model]/[id] <text:s text:c="4"/>delete</text:p>
      <text:p text:style-name="P2"><text:s/></text:p>
      <text:p text:style-name="Text_20_body">Examples: </text:p>
      <text:p text:style-name="Preformatted_20_Text"><text:soft-page-break/><text:s/>GET <text:s text:c="3"/>http://localhost:8080/appcore/services/user/1</text:p>
      <text:p text:style-name="Preformatted_20_Text"><text:s/>PUT <text:s text:c="3"/>http://localhost:8080/appcore/services/user</text:p>
      <text:p text:style-name="Preformatted_20_Text"><text:s/>POST <text:s text:c="2"/>http://localhost:8080/appcore/services/user/1</text:p>
      <text:p text:style-name="Preformatted_20_Text"><text:s/>DELETE http://localhost:8080/appcore/services/user/1</text:p>
      <text:p text:style-name="P2"><text:s/></text:p>
      <text:p text:style-name="Text_20_body">The GET requests supports these parameters:</text:p>
      <text:p text:style-name="Preformatted_20_Text"><text:s/>_add - comma separated list of additional properties (including nested) not in the default fetch group</text:p>
      <text:p text:style-name="Preformatted_20_Text"><text:s/>_rem - comma separated list of properties (including nested) you do not want to show in the results</text:p>
      <text:p text:style-name="Preformatted_20_Text"><text:s/>_where - SQL style clause to limit select by (result set MUST be unique)</text:p>
      <text:p text:style-name="Preformatted_20_Text"><text:s/>_fetchplan - name of a Hibernate fetchplan to use in lieu of the default</text:p>
      <text:p text:style-name="Preformatted_20_Text"><text:s/>[property]=[value] - property values pairs for when there are natural keys on the object</text:p>
      <text:p text:style-name="Preformatted_20_Text"><text:s/>_where - general purpose query (note that you are still limited by you group visibility and permissions. TODO: define a syntax for this)</text:p>
      <text:p text:style-name="Preformatted_20_Text"><text:s/></text:p>
      <text:p text:style-name="P2"><text:s/></text:p>
      <text:p text:style-name="Text_20_body">Examples: </text:p>
      <text:p text:style-name="Preformatted_20_Text"><text:s/>GET <text:s text:c="3"/>http://localhost:8080/appcore/services/user/1</text:p>
      <text:p text:style-name="Preformatted_20_Text"><text:s/>GET <text:s text:c="3"/>http://localhost:8080/appcore/services/user/?username=root</text:p>
      <text:p text:style-name="Preformatted_20_Text"><text:s/>GET <text:s text:c="3"/>http://localhost:8080/appcore/services/user/?firstname=terry&amp;lastname=crown</text:p>
      <text:p text:style-name="Preformatted_20_Text"><text:s/></text:p>
      <text:p text:style-name="Preformatted_20_Text"><text:s/>GET <text:s text:c="3"/>http://localhost:8080/appcore/services/user/?_add=group.groupType.name,role.resources</text:p>
      <text:p text:style-name="Preformatted_20_Text"><text:s/>GET <text:s text:c="3"/>http://localhost:8080/appcore/services/user/?_add=group.parent</text:p>
      <text:p text:style-name="Preformatted_20_Text"><text:s/>GET <text:s text:c="3"/>http://localhost:8080/appcore/services/user/?_add=group.parent.type</text:p>
      <text:p text:style-name="Preformatted_20_Text"><text:s/>GET <text:s text:c="3"/>http://localhost:8080/appcore/services/user/?_add=group.parent+</text:p>
      <text:p text:style-name="Preformatted_20_Text"><text:s/>GET <text:s text:c="3"/>http://localhost:8080/appcore/services/user/?_add=group.parent+.type</text:p>
      <text:p text:style-name="Preformatted_20_Text"><text:s/></text:p>
      <text:p text:style-name="Preformatted_20_Text"><text:s/>GET <text:s text:c="3"/>http://localhost:8080/appcore/services/user/?_rem=password,lastName</text:p>
      <text:p text:style-name="Preformatted_20_Text"><text:s/></text:p>
      <text:p text:style-name="Preformatted_20_Text"><text:s/>GET <text:s text:c="3"/>http://localhost:8080/appcore/services/user/?_where=username.eq.'root'</text:p>
      <text:p text:style-name="Preformatted_20_Text"><text:s/>GET <text:s text:c="3"/>http://localhost:8080/appcore/services/user/?_where=(username.eq.'terry').or.(firstName.eq.'terry'.and.lastName.eq.'crown').or.age.gt.'10'</text:p>
      <text:p text:style-name="Preformatted_20_Text"><text:s/></text:p>
      <text:p text:style-name="Preformatted_20_Text"><text:s/>GET <text:s text:c="3"/>http://localhost:8080/appcore/services/user/?_groupby=group.type.name</text:p>
      <text:p text:style-name="Preformatted_20_Text"><text:s/></text:p>
      <text:p text:style-name="P2"><text:s/></text:p>
      <text:h text:style-name="P15" text:outline-level="2" text:is-list-header="true">com.tierconnect.sdk.webservice <text:line-break/>Class ListWS</text:h>
      <text:p text:style-name="Preformatted_20_Text">java.lang.Object</text:p>
      <text:p text:style-name="P2"><text:s text:c="2"/><draw:frame draw:style-name="fr1" draw:name="graphics2" text:anchor-type="as-char" svg:width="0.1575in" svg:height="0.1472in" draw:z-index="1"><draw:image xlink:href="../target/docs/api/resources/inherit.gif" xlink:type="simple" xlink:show="embed" xlink:actuate="onLoad"/><svg:title>extended by </svg:title></draw:frame><text:span text:style-name="T1">com.tierconnect.sdk.webservice.ListWS</text:span></text:p>
      <text:p text:style-name="Horizontal_20_Line"/>
      <text:p text:style-name="P3">public class <text:span text:style-name="T1">ListWS</text:span>extends java.lang.Object</text:p>
      <text:p text:style-name="Text_20_body">Basic RESTful LIST web services for persistent classes. Enforces group visibility and permissions. </text:p>
      <text:p text:style-name="Preformatted_20_Text"><text:soft-page-break/><text:s/></text:p>
      <text:p text:style-name="Preformatted_20_Text"><text:s/>GET <text:s text:c="3"/>http://localhost:8080/appcore/services/users</text:p>
      <text:p text:style-name="Preformatted_20_Text"><text:s/>GET <text:s text:c="3"/>http://localhost:8080/appcore/services/users?_start=0&amp;_max=10</text:p>
      <text:p text:style-name="Preformatted_20_Text"><text:s/>GET <text:s text:c="3"/>http://localhost:8080/appcore/services/users?_start=0&amp;_max=10&amp;_sort=username:0,lastname:1</text:p>
      <text:p text:style-name="Preformatted_20_Text"><text:s/>GET <text:s text:c="3"/>http://localhost:8080/appcore/services/users?_start=0&amp;_max=10&amp;_add=id,username,group.name</text:p>
      <text:p text:style-name="Preformatted_20_Text"><text:s/>GET <text:s text:c="3"/>http://localhost:8080/appcore/services/users?_start=0&amp;_max=10&amp;_add=id,username,group.name</text:p>
      <text:p text:style-name="Preformatted_20_Text"><text:s/></text:p>
      <text:p text:style-name="Preformatted_20_Text"><text:s/>GET <text:s text:c="3"/>http://localhost:8080/appcore/services/groups</text:p>
      <text:p text:style-name="Preformatted_20_Text"><text:s/>GET <text:s text:c="3"/>http://localhost:8080/appcore/services/groups/children <text:s text:c="6"/>TODO: Hmmm, need to handle hierchal types somehow</text:p>
      <text:p text:style-name="Preformatted_20_Text"><text:s/>GET <text:s text:c="3"/>http://localhost:8080/appcore/services/groups/descendants <text:s text:c="3"/>TODO: Hmmm, need to handle hierchal types somehow</text:p>
      <text:p text:style-name="Preformatted_20_Text"><text:s/>GET <text:s text:c="3"/>http://localhost:8080/appcore/services/groups/parent <text:s text:c="10"/>TODO: perhaps a dedicated "TREE web service" ? <text:s text:c="10"/></text:p>
      <text:p text:style-name="Preformatted_20_Text"><text:s/>GET <text:s text:c="3"/>http://localhost:8080/appcore/services/groups/ancestors</text:p>
      <text:p text:style-name="Preformatted_20_Text"><text:s/></text:p>
      <text:p text:style-name="Preformatted_20_Text"><text:s/>NOTE thats the lists return will be limited by you group visibility and permissions. Properties returned will also be limited by you permissions.</text:p>
      <text:p text:style-name="Preformatted_20_Text"><text:s/></text:p>
      <text:p text:style-name="Preformatted_20_Text"><text:s/>Parameters</text:p>
      <text:p text:style-name="Preformatted_20_Text"><text:s/>-----------</text:p>
      <text:p text:style-name="Preformatted_20_Text"/>
      <text:p text:style-name="Preformatted_20_Text"><text:s/>_add - comma separated list of additional properties (including nested) not in the default fetch group</text:p>
      <text:p text:style-name="Preformatted_20_Text"><text:s/>_rem - comma separated list of properties (including nested) you do not want to show in the results</text:p>
      <text:p text:style-name="Preformatted_20_Text"><text:s/>_sort - comma separated list of properties (including nested) to sort by. Append ":0" for ascending (default), or ":1" for descending.</text:p>
      <text:p text:style-name="Preformatted_20_Text"><text:s/>_where - general purpose query (note that you are still limited by you group visibility and permissions. TODO: define a syntax for this)</text:p>
      <text:p text:style-name="Preformatted_20_Text"><text:s/>_fetchplan - name of a Hibernate fetchplan to use in lieu of the default</text:p>
      <text:p text:style-name="Preformatted_20_Text"><text:s/>_start - the start index for the returned result set</text:p>
      <text:p text:style-name="Preformatted_20_Text"><text:s/>_max - the maximum number of records to return</text:p>
      <text:p text:style-name="Preformatted_20_Text"><text:s/>_groupby - TODO: explain this</text:p>
      <text:p text:style-name="Preformatted_20_Text"><text:s/>[property]=[value] - property values pairs for when there are natural keys on the object</text:p>
      <text:p text:style-name="Preformatted_20_Text"><text:s/></text:p>
      <text:p text:style-name="Preformatted_20_Text"><text:s/></text:p>
      <text:p text:style-name="P2"><text: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rry</meta:initial-creator>
    <meta:creation-date>2009-10-27T05:37:46</meta:creation-date>
    <dc:date>2009-10-27T09:41:22</dc:date>
    <dc:creator>terry</dc:creator>
    <meta:editing-duration>PT02H57M07S</meta:editing-duration>
    <meta:editing-cycles>24</meta:editing-cycles>
    <meta:generator>OpenOffice.org/3.0$Unix OpenOffice.org_project/300m9$Build-9358</meta:generator>
    <meta:document-statistic meta:table-count="0" meta:image-count="2" meta:object-count="0" meta:page-count="5" meta:paragraph-count="136" meta:word-count="1362" meta:character-count="10269"/>
    <meta:user-defined meta:name="Info 1"/>
    <meta:user-defined meta:name="Info 2"/>
    <meta:user-defined meta:name="Info 3"/>
    <meta:user-defined meta:name="Info 4"/>
  </office:meta>
</office:document-meta>
</file>